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 svg:font-family="'Albany AMT'"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text-underline-style="none"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list-style-name="L1">
      <style:paragraph-properties fo:text-align="justify" style:justify-single-word="false"/>
      <style:text-properties style:use-window-font-color="true" fo:font-size="12pt" fo:language="es" fo:country="ES" style:text-underline-style="none" fo:font-weight="normal" style:font-name-asian="Times New Roman" style:font-size-asian="12pt" style:font-weight-asian="normal" style:font-name-complex="Arial" style:font-size-complex="12pt" style:language-complex="ar" style:country-complex="SA" style:font-weight-complex="normal"/>
    </style:style>
    <style:style style:name="T1" style:family="text">
      <style:text-properties style:use-window-font-color="true" fo:font-size="12pt" fo:language="es" fo:country="ES" style:font-name-asian="Times New Roman" style:font-size-asian="12pt" style:font-name-complex="Arial" style:font-size-complex="12pt" style:language-complex="ar" style:country-complex="SA"/>
    </style:style>
    <style:style style:name="T2"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Funcionalidad: Transformación Tasseled Cap.</text:p>
      <text:p text:style-name="P1">Proyecto: extRemoteSensing.</text:p>
      <text:p text:style-name="P2"/>
      <text:p text:style-name="P3"/>
      <text:p text:style-name="P3">Requisitos:</text:p>
      <text:p text:style-name="P2"><text:span text:style-name="T1"/></text:p>
      <text:list text:style-name="L1">
        <text:list-item>
          <text:p text:style-name="P4">Se podrá seleccionar el raster de entrada de entre los que hay cargados en la vista.</text:p>
        </text:list-item>
        <text:list-item>
          <text:p text:style-name="P4">Se podrá seleccionar el tipo de sensor para el que están calculados los coeficientes de la transformación.</text:p>
        </text:list-item>
        <text:list-item>
          <text:p text:style-name="P4">Las imágenes seleccionables como entrada estarán limitadas por las restricciones de cada tipo de sensor, es decir, solo estarán disponibles las que coincidan en número de bandas con las del sensor elegido.</text:p>
        </text:list-item>
        <text:list-item>
          <text:p text:style-name="P4">El resultado será cargado como una nueva capa, pudiendo hacer corresponder esta con un fichero en disco (en este caso se podrá indicar la ruta). </text:p>
          <text:p text:style-name="P4"/>
        </text:list-item>
      </text:list>
      <text:p text:style-name="P3">Algoritmos a implementar:</text:p>
      <text:p text:style-name="P3"/>
      <text:p text:style-name="P3">Diseño:</text:p>
      <text:p text:style-name="P3"/>
      <text:p text:style-name="P3">Implementación:</text:p>
      <text:p text:style-name="P2"/>
      <text:p text:style-name="P2">- El raster resultante es siempre de tipo <text:span text:style-name="T2">doub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 svg:font-family="'Albany AMT'"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font-name-asian="Albany AMT" style:font-size-asian="12pt" style:language-asian="es" style:country-asian="ES" style:font-name-complex="Albany AMT"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30T12:47:22</meta:creation-date>
    <dc:date>2007-06-05T19:11:38</dc:date>
    <dc:language>es-ES</dc:language>
    <meta:editing-cycles>5</meta:editing-cycles>
    <meta:editing-duration>PT11M9S</meta:editing-duration>
    <meta:user-defined meta:name="Info 1"/>
    <meta:user-defined meta:name="Info 2"/>
    <meta:user-defined meta:name="Info 3"/>
    <meta:user-defined meta:name="Info 4"/>
    <meta:document-statistic meta:table-count="0" meta:image-count="0" meta:object-count="0" meta:page-count="1" meta:paragraph-count="11" meta:word-count="110" meta:character-count="717"/>
  </office:meta>
</office:document-meta>
</file>